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style:font-size-asian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family="Consolas" style:font-style-name="Normal" style:font-family-generic="modern" style:font-pitch="fixe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15:59:18.808000000</meta:creation-date>
    <dc:date>2021-04-23T01:24:15.655000000</dc:date>
    <meta:editing-duration>PT17M29S</meta:editing-duration>
    <meta:editing-cycles>8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